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3cm" fo:min-width="0cm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5cm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layer="layout" svg:width="23.519cm" svg:height="5.947cm" svg:x="2cm" svg:y="3cm">
          <draw:text-box>
            <text:p>汽车从甲地到乙地，若每小时行驶45千米，就要延误30分钟到达；若每小时行驶50千米，就可以提前30分钟到达。求甲乙两地之间的距离及原计划行驶的时间。</text:p>
            <text:p/>
            <text:p/>
            <text:p/>
            <text:p/>
            <text:p>甲乙两人练习赛跑，如果甲让乙先跑10米，那么甲5秒钟就可以追上乙；如果甲让乙先跑两秒钟，那么甲4秒钟就能追上乙，求两人的速度。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11M47S</meta:editing-duration>
    <meta:editing-cycles>4</meta:editing-cycles>
    <meta:generator>OpenOffice/4.1.2$Win32 OpenOffice.org_project/412m3$Build-9782</meta:generator>
    <dc:date>2025-04-02T11:57:46.06</dc:date>
    <dc:creator>Eric Zhang</dc:creator>
    <meta:document-statistic meta:object-count="24"/>
  </office:meta>
</office:document-meta>
</file>